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69cm"/>
    </style:style>
    <style:style style:name="co2" style:family="table-column">
      <style:table-column-properties fo:break-before="auto" style:column-width="10.1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Field name</text:p>
          </table:table-cell>
          <table:table-cell office:value-type="string" calcext:value-type="string">
            <text:p>Relative Xpat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//input[@type='password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n button</text:p>
          </table:table-cell>
          <table:table-cell office:value-type="string" calcext:value-type="string">
            <text:p>//button[@class='_2KpZ6l _2HKlqd _3AWRsL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uest OTP</text:p>
          </table:table-cell>
          <table:table-cell office:value-type="string" calcext:value-type="string">
            <text:p>//button[@class='_2KpZ6l _2HKlqd _3NgS1a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ile</text:p>
          </table:table-cell>
          <table:table-cell office:value-type="string" calcext:value-type="string">
            <text:p>//img[@src='https://rukminim1.flixcart.com/flap/128/128/image/3450e4be3b9d6d3b.jpg?q=100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//img[@src='https://rukminim1.flixcart.com/flap/128/128/image/38773f7201f9b9be.png?q=100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ances</text:p>
          </table:table-cell>
          <table:table-cell office:value-type="string" calcext:value-type="string">
            <text:p>//img[@src='https://rukminim1.flixcart.com/flap/128/128/image/39c66f9cc1d82569.png?q=100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rniture</text:p>
          </table:table-cell>
          <table:table-cell office:value-type="string" calcext:value-type="string">
            <text:p>//img[@src='https://rukminim1.flixcart.com/flap/128/128/image/2a284788d550ac21.png?q=100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 Account</text:p>
          </table:table-cell>
          <table:table-cell office:value-type="string" calcext:value-type="string">
            <text:p>//div[@class='exehdJ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rch for Products</text:p>
          </table:table-cell>
          <table:table-cell office:value-type="string" calcext:value-type="string">
            <text:p>//input[@name='q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t Logo</text:p>
          </table:table-cell>
          <table:table-cell office:value-type="string" calcext:value-type="string">
            <text:p>//div[@class='KK-o3G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ipkart</text:p>
          </table:table-cell>
          <table:table-cell office:value-type="string" calcext:value-type="string">
            <text:p>//img[@src='//static-assets-web.flixcart.com/www/linchpin/fk-cp-zion/img/flipkart-plus_8d85f4.png'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MAZ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//input[@name='customerName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//input[@name='email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//input[@name='password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word Again</text:p>
          </table:table-cell>
          <table:table-cell office:value-type="string" calcext:value-type="string">
            <text:p>//input[@name='passwordCheck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e</text:p>
          </table:table-cell>
          <table:table-cell office:value-type="string" calcext:value-type="string">
            <text:p>//input[@id='continue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o</text:p>
          </table:table-cell>
          <table:table-cell office:value-type="string" calcext:value-type="string">
            <text:p>//i[@class='a-icon a-icon-logo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 account</text:p>
          </table:table-cell>
          <table:table-cell office:value-type="string" calcext:value-type="string">
            <text:p>//h1[@class='a-spacing-small']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9T13:09:07.919000000</meta:creation-date>
    <dc:date>2021-10-29T21:09:39.182000000</dc:date>
    <meta:editing-duration>PT6H50M56S</meta:editing-duration>
    <meta:editing-cycles>1</meta:editing-cycles>
    <meta:document-statistic meta:table-count="1" meta:cell-count="39" meta:object-count="0"/>
    <meta:generator>LibreOffice/7.1.6.2$Windows_X86_64 LibreOffice_project/0e133318fcee89abacd6a7d077e292f1145735c3</meta:generator>
  </office:meta>
</office:document-meta>
</file>